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2aa1da"/>
    </style:style>
    <style:style style:name="P4" style:family="paragraph" style:parent-style-name="Text_20_body">
      <style:text-properties officeooo:rsid="02d00e5f" officeooo:paragraph-rsid="02d00e5f"/>
    </style:style>
    <style:style style:name="P5" style:family="paragraph" style:parent-style-name="Text_20_body">
      <style:text-properties officeooo:rsid="034a5413" officeooo:paragraph-rsid="034a5413"/>
    </style:style>
    <style:style style:name="P6" style:family="paragraph" style:parent-style-name="Text_20_body">
      <style:text-properties officeooo:rsid="03ceaf92" officeooo:paragraph-rsid="03cf6b6e"/>
    </style:style>
    <style:style style:name="P7" style:family="paragraph" style:parent-style-name="Text_20_body">
      <style:text-properties officeooo:rsid="034f44d9" officeooo:paragraph-rsid="034f44d9"/>
    </style:style>
    <style:style style:name="P8" style:family="paragraph" style:parent-style-name="Text_20_body">
      <style:text-properties officeooo:rsid="0345f93a" officeooo:paragraph-rsid="0345f93a"/>
    </style:style>
    <style:style style:name="P9" style:family="paragraph" style:parent-style-name="Text_20_body">
      <style:text-properties officeooo:rsid="03493f03" officeooo:paragraph-rsid="03493f03"/>
    </style:style>
    <style:style style:name="P10" style:family="paragraph" style:parent-style-name="Text_20_body">
      <style:text-properties officeooo:rsid="03cbfde5" officeooo:paragraph-rsid="03ceaf92"/>
    </style:style>
    <style:style style:name="P11" style:family="paragraph" style:parent-style-name="Heading_20_2">
      <style:text-properties officeooo:rsid="03cbfde5" officeooo:paragraph-rsid="03cbfde5"/>
    </style:style>
    <style:style style:name="P12" style:family="paragraph" style:parent-style-name="Heading_20_2">
      <style:text-properties officeooo:rsid="034f44d9"/>
    </style:style>
    <style:style style:name="P13" style:family="paragraph" style:parent-style-name="Standard">
      <style:paragraph-properties fo:margin-top="0in" fo:margin-bottom="0.0181in" loext:contextual-spacing="false" fo:text-align="start" style:justify-single-word="false" style:writing-mode="lr-tb"/>
      <style:text-properties style:use-window-font-color="true" style:font-name="Droid Sans Mono" fo:font-size="10.5pt" fo:font-weight="normal" officeooo:rsid="035f4873" officeooo:paragraph-rsid="03d1f9cd" fo:background-color="transparent" style:font-weight-asian="normal" style:font-weight-complex="normal"/>
    </style:style>
    <style:style style:name="P14" style:family="paragraph" style:parent-style-name="Text_20_body">
      <style:paragraph-properties fo:margin-top="0in" fo:margin-bottom="0.0181in" loext:contextual-spacing="false" fo:line-height="100%" fo:text-align="start" style:justify-single-word="false" style:writing-mode="lr-tb"/>
      <style:text-properties fo:font-weight="normal" officeooo:rsid="034a5413" officeooo:paragraph-rsid="034a5413" style:font-weight-asian="normal" style:font-weight-complex="normal"/>
    </style:style>
    <style:style style:name="P15" style:family="paragraph" style:parent-style-name="Text_20_body">
      <style:paragraph-properties fo:margin-top="0in" fo:margin-bottom="0.0181in" loext:contextual-spacing="false" fo:text-align="start" style:justify-single-word="false" style:writing-mode="lr-tb"/>
      <style:text-properties fo:font-weight="normal" officeooo:rsid="034a5413" officeooo:paragraph-rsid="034a5413" style:font-weight-asian="normal" style:font-weight-complex="normal"/>
    </style:style>
    <style:style style:name="P16" style:family="paragraph" style:parent-style-name="Text_20_body">
      <style:paragraph-properties fo:margin-top="0in" fo:margin-bottom="0.0181in" loext:contextual-spacing="false" fo:line-height="100%" fo:text-align="start" style:justify-single-word="false" style:writing-mode="lr-tb"/>
      <style:text-properties fo:font-weight="normal" officeooo:rsid="034a81a0" officeooo:paragraph-rsid="034a81a0" style:font-weight-asian="normal" style:font-weight-complex="normal"/>
    </style:style>
    <style:style style:name="P17" style:family="paragraph" style:parent-style-name="Text_20_body">
      <style:paragraph-properties fo:margin-top="0in" fo:margin-bottom="0.0181in" loext:contextual-spacing="false" fo:text-align="start" style:justify-single-word="false" style:writing-mode="lr-tb"/>
      <style:text-properties fo:font-weight="normal" officeooo:rsid="034a81a0" officeooo:paragraph-rsid="034a81a0" style:font-weight-asian="normal" style:font-weight-complex="normal"/>
    </style:style>
    <style:style style:name="P18" style:family="paragraph" style:parent-style-name="Text_20_body">
      <style:paragraph-properties fo:margin-top="0in" fo:margin-bottom="0.0181in" loext:contextual-spacing="false" fo:text-align="end" style:justify-single-word="false" style:writing-mode="rl-tb"/>
      <style:text-properties fo:font-weight="normal" officeooo:rsid="035f4873" officeooo:paragraph-rsid="03d1f9cd" style:font-weight-asian="normal" style:font-weight-complex="normal"/>
    </style:style>
    <style:style style:name="P19" style:family="paragraph" style:parent-style-name="Text_20_body">
      <style:paragraph-properties fo:margin-top="0in" fo:margin-bottom="0.0181in" loext:contextual-spacing="false" fo:text-align="end" style:justify-single-word="false" style:writing-mode="rl-tb"/>
      <style:text-properties fo:font-weight="normal" officeooo:rsid="035fb8a7" officeooo:paragraph-rsid="03d1f9cd" style:font-weight-asian="normal" style:font-weight-complex="normal"/>
    </style:style>
    <style:style style:name="P20" style:family="paragraph" style:parent-style-name="Text_20_body">
      <style:paragraph-properties fo:margin-top="0in" fo:margin-bottom="0.0181in" loext:contextual-spacing="false" fo:text-align="end" style:justify-single-word="false" style:writing-mode="rl-tb"/>
      <style:text-properties fo:font-weight="normal" officeooo:rsid="036a07b9" officeooo:paragraph-rsid="03d54e60" style:font-weight-asian="normal" style:font-weight-complex="normal"/>
    </style:style>
    <style:style style:name="P21" style:family="paragraph" style:parent-style-name="Text_20_body">
      <style:paragraph-properties fo:margin-top="0in" fo:margin-bottom="0.0181in" loext:contextual-spacing="false" fo:text-align="end" style:justify-single-word="false" style:writing-mode="rl-tb"/>
      <style:text-properties fo:font-weight="normal" officeooo:rsid="0353fafc" officeooo:paragraph-rsid="0353fafc" style:font-weight-asian="normal" style:font-weight-complex="normal"/>
    </style:style>
    <style:style style:name="P22" style:family="paragraph" style:parent-style-name="Text_20_body">
      <style:paragraph-properties fo:margin-top="0in" fo:margin-bottom="0.0181in" loext:contextual-spacing="false" fo:text-align="end" style:justify-single-word="false" style:writing-mode="rl-tb"/>
      <style:text-properties officeooo:rsid="036912cd" officeooo:paragraph-rsid="03d54e60"/>
    </style:style>
    <style:style style:name="P23" style:family="paragraph" style:parent-style-name="Text_20_body">
      <style:paragraph-properties fo:margin-top="0in" fo:margin-bottom="0.0181in" loext:contextual-spacing="false" fo:text-align="end" style:justify-single-word="false" style:writing-mode="rl-tb"/>
      <style:text-properties officeooo:rsid="035127d2" officeooo:paragraph-rsid="035127d2"/>
    </style:style>
    <style:style style:name="P24" style:family="paragraph" style:parent-style-name="Text_20_body">
      <style:paragraph-properties fo:margin-top="0in" fo:margin-bottom="0.0181in" loext:contextual-spacing="false" fo:text-align="end" style:justify-single-word="false" style:writing-mode="rl-tb"/>
      <style:text-properties officeooo:rsid="03d91e39" officeooo:paragraph-rsid="0353fafc"/>
    </style:style>
    <style:style style:name="P25" style:family="paragraph" style:parent-style-name="Heading_20_2">
      <style:paragraph-properties fo:margin-top="0in" fo:margin-bottom="0.0181in" loext:contextual-spacing="false" fo:text-align="end" style:justify-single-word="false" style:writing-mode="rl-tb"/>
      <style:text-properties officeooo:rsid="03b05f76" officeooo:paragraph-rsid="03d1f9cd"/>
    </style:style>
    <style:style style:name="P26" style:family="paragraph" style:parent-style-name="Heading_20_2">
      <style:paragraph-properties fo:margin-top="0in" fo:margin-bottom="0.0181in" loext:contextual-spacing="false" fo:text-align="end" style:justify-single-word="false" style:writing-mode="rl-tb"/>
      <style:text-properties fo:font-weight="normal" officeooo:rsid="0368e94b" officeooo:paragraph-rsid="03d1f9cd" style:font-weight-asian="normal" style:font-weight-complex="normal"/>
    </style:style>
    <style:style style:name="P27" style:family="paragraph" style:parent-style-name="Heading_20_2">
      <style:paragraph-properties fo:margin-top="0in" fo:margin-bottom="0.0181in" loext:contextual-spacing="false" fo:text-align="end" style:justify-single-word="false" style:writing-mode="rl-tb"/>
      <style:text-properties fo:font-weight="normal" officeooo:rsid="0368e94b" officeooo:paragraph-rsid="03d54e60" style:font-weight-asian="normal" style:font-weight-complex="normal"/>
    </style:style>
    <style:style style:name="P28" style:family="paragraph" style:parent-style-name="Standard">
      <style:paragraph-properties style:line-height-at-least="0.198in" fo:text-align="start" style:justify-single-word="false" style:writing-mode="lr-tb"/>
      <style:text-properties style:use-window-font-color="true" officeooo:paragraph-rsid="03d1f9cd" fo:background-color="transparent"/>
    </style:style>
    <style:style style:name="P29" style:family="paragraph" style:parent-style-name="Standard">
      <style:paragraph-properties style:line-height-at-least="0.198in" fo:text-align="start" style:justify-single-word="false" style:writing-mode="lr-tb"/>
      <style:text-properties style:use-window-font-color="true" style:font-name="Droid Sans Mono" fo:font-size="10.5pt" fo:font-weight="normal" officeooo:paragraph-rsid="03d1f9cd" fo:background-color="transparent"/>
    </style:style>
    <style:style style:name="P30" style:family="paragraph" style:parent-style-name="Text_20_body">
      <style:paragraph-properties fo:text-align="end" style:justify-single-word="false" style:writing-mode="rl-tb"/>
      <style:text-properties fo:font-weight="normal" officeooo:rsid="034a5413" officeooo:paragraph-rsid="034a5413" style:font-weight-asian="normal" style:font-weight-complex="normal"/>
    </style:style>
    <style:style style:name="P31" style:family="paragraph" style:parent-style-name="Text_20_body">
      <style:text-properties officeooo:rsid="0345f93a" officeooo:paragraph-rsid="0345f93a"/>
    </style:style>
    <style:style style:name="P32" style:family="paragraph" style:parent-style-name="Text_20_body" style:list-style-name="L1">
      <style:text-properties officeooo:rsid="0347868d" officeooo:paragraph-rsid="0347868d"/>
    </style:style>
    <style:style style:name="P33" style:family="paragraph" style:parent-style-name="Text_20_body" style:list-style-name="L2">
      <style:text-properties fo:font-weight="normal" officeooo:rsid="034a5413" officeooo:paragraph-rsid="034a5413" style:font-weight-asian="normal" style:font-weight-complex="normal"/>
    </style:style>
    <style:style style:name="P34" style:family="paragraph" style:parent-style-name="Text_20_body" style:list-style-name="L2">
      <style:text-properties officeooo:rsid="034a5413" officeooo:paragraph-rsid="034a5413"/>
    </style:style>
    <style:style style:name="P35" style:family="paragraph" style:parent-style-name="Text_20_body" style:list-style-name="L3">
      <style:text-properties officeooo:rsid="03ceaf92" officeooo:paragraph-rsid="03ceaf92"/>
    </style:style>
    <style:style style:name="P36" style:family="paragraph" style:parent-style-name="Text_20_body" style:list-style-name="L3">
      <style:text-properties officeooo:rsid="03ceaf92" officeooo:paragraph-rsid="03cf6b6e"/>
    </style:style>
    <style:style style:name="P37" style:family="paragraph" style:parent-style-name="Text_20_body" style:list-style-name="L4">
      <style:text-properties officeooo:rsid="034f44d9" officeooo:paragraph-rsid="034f44d9"/>
    </style:style>
    <style:style style:name="P38" style:family="paragraph" style:parent-style-name="Text_20_body" style:list-style-name="L6"/>
    <style:style style:name="P39" style:family="paragraph" style:parent-style-name="Text_20_body" style:list-style-name="L5">
      <style:paragraph-properties fo:margin-top="0in" fo:margin-bottom="0.0181in" loext:contextual-spacing="false" fo:text-align="end" style:justify-single-word="false" style:writing-mode="rl-tb"/>
      <style:text-properties fo:font-weight="normal" officeooo:rsid="0352a893" officeooo:paragraph-rsid="0352a893" style:font-weight-asian="normal" style:font-weight-complex="normal"/>
    </style:style>
    <style:style style:name="P40" style:family="paragraph" style:parent-style-name="Heading_20_1">
      <style:text-properties officeooo:rsid="0340ebd9" officeooo:paragraph-rsid="0340ebd9"/>
    </style:style>
    <style:style style:name="T1" style:family="text">
      <style:text-properties fo:font-weight="bold" style:font-weight-asian="bold" style:font-weight-complex="bold"/>
    </style:style>
    <style:style style:name="T2" style:family="text">
      <style:text-properties fo:font-weight="bold" officeooo:rsid="0347868d" style:font-weight-asian="bold" style:font-weight-complex="bold"/>
    </style:style>
    <style:style style:name="T3" style:family="text">
      <style:text-properties fo:font-weight="bold" officeooo:rsid="03493f03" style:font-weight-asian="bold" style:font-weight-complex="bold"/>
    </style:style>
    <style:style style:name="T4" style:family="text">
      <style:text-properties fo:font-weight="bold" officeooo:rsid="034a5413" style:font-weight-asian="bold" style:font-weight-complex="bold"/>
    </style:style>
    <style:style style:name="T5" style:family="text">
      <style:text-properties fo:font-weight="bold" officeooo:rsid="03cf6b6e"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34a5413" style:font-weight-asian="normal" style:font-weight-complex="normal"/>
    </style:style>
    <style:style style:name="T8" style:family="text">
      <style:text-properties fo:font-weight="normal" officeooo:rsid="034d54bd" style:font-weight-asian="normal" style:font-weight-complex="normal"/>
    </style:style>
    <style:style style:name="T9" style:family="text">
      <style:text-properties fo:font-weight="normal" officeooo:rsid="034e3dc4" style:font-weight-asian="normal" style:font-weight-complex="normal"/>
    </style:style>
    <style:style style:name="T10" style:family="text">
      <style:text-properties fo:font-weight="normal" officeooo:rsid="0352a893" style:font-weight-asian="normal" style:font-weight-complex="normal"/>
    </style:style>
    <style:style style:name="T11" style:family="text">
      <style:text-properties fo:font-weight="normal" officeooo:rsid="0369a3f9" style:font-weight-asian="normal" style:font-weight-complex="normal"/>
    </style:style>
    <style:style style:name="T12" style:family="text">
      <style:text-properties fo:font-weight="normal" officeooo:rsid="036a07b9" style:font-weight-asian="normal" style:font-weight-complex="normal"/>
    </style:style>
    <style:style style:name="T13" style:family="text">
      <style:text-properties fo:font-weight="normal" officeooo:rsid="036a711f" style:font-weight-asian="normal" style:font-weight-complex="normal"/>
    </style:style>
    <style:style style:name="T14" style:family="text">
      <style:text-properties fo:font-weight="normal" officeooo:rsid="03d800c6" style:font-weight-asian="normal" style:font-weight-complex="normal"/>
    </style:style>
    <style:style style:name="T15" style:family="text">
      <style:text-properties officeooo:rsid="033bd0c4"/>
    </style:style>
    <style:style style:name="T16" style:family="text">
      <style:text-properties officeooo:rsid="0347868d"/>
    </style:style>
    <style:style style:name="T17" style:family="text">
      <style:text-properties style:font-name="Droid Sans Mono" fo:font-size="10.5pt" fo:font-weight="normal"/>
    </style:style>
    <style:style style:name="T18" style:family="text">
      <style:text-properties style:font-name="Droid Sans Mono" fo:font-size="10.5pt" fo:font-weight="normal" officeooo:rsid="03d54e60"/>
    </style:style>
    <style:style style:name="T19" style:family="text">
      <style:text-properties officeooo:rsid="03ceaf92"/>
    </style:style>
    <style:style style:name="T20" style:family="text">
      <style:text-properties officeooo:rsid="03cf6b6e"/>
    </style:style>
    <style:style style:name="T21" style:family="text">
      <style:text-properties officeooo:rsid="03d00084"/>
    </style:style>
    <style:style style:name="T22" style:family="text">
      <style:text-properties officeooo:rsid="03d800c6"/>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מחלקות</text:h>
      <text:p text:style-name="P8">המחלקות בשפת ++C הן שילוב והרחבה של המבנים הקיימים ב-C וב-Java.</text:p>
      <text:p text:style-name="P8"><text:span text:style-name="T1">בשפת </text:span><text:span text:style-name="T3">C</text:span>, הדרך המקובלת ליצור מבנים מורכבים היא <text:s/>להגדיר struct. המשמעות של struct היא פשוט אוסף של משתנים שנמצאים ברצף בזיכרון. אפשר גם להגדיר משתנים מורכבים יותר ע"י struct בתוך struct וכו'. <text:s text:c="2"/>אבל ב-struct אין שיטות - אם רוצים לעשות איתו משהו צריך לכתוב שיטות חיצוניות.</text:p>
      <text:p text:style-name="P8"/>
      <text:p text:style-name="P8"><text:span text:style-name="T1">בשפת </text:span><text:span text:style-name="T3">Java</text:span> יש מחלקות (class) שאפשר לשים בהן גם משתנים וגם שיטות - זה אמור להפוך את הקוד לקריא יותר כי כל המידע והפעולות הדרושות למימוש העצם נמצאים במקום אחד. אבל, בניגוד למבנים של סי, בג'אבה <text:s/>המשתנים לא תמיד נמצאים ברצף בזיכרון. לדוגמה, נניח שאנחנו מגדירים מבנה של "נקודה" ובו שני מספרים שלמים, ואז מגדירים מבנה של "משולש" ובו שלוש נקודות. בסי, כל משולש כולל פשוט שישה מספרים הנמצאים ברצף בזיכרון, ותופס 24 בתים בדיוק. <text:span text:style-name="T16">בג'אבה, כל משולש כולל שלושה </text:span><text:span text:style-name="T2">מצביעים </text:span><text:span text:style-name="T16">(pointers), כל אחד מהם מצביע לנקודה שבה יש שני מספרים. כלומר המספרים לא נמצאים ברצף בזיכרון. למה זה משנה?</text:span></text:p>
      <text:list xml:id="list2916975159" text:style-name="L1">
        <text:list-item>
          <text:p text:style-name="P32">בלי מצביעים, התוכנה תופסת פחות זיכרון ודורשת פחות זמן כשניגשים למשתנים.</text:p>
        </text:list-item>
        <text:list-item>
          <text:p text:style-name="P32">כשכל המבנה נמצא באותו מקום בזיכרון, ניהול הזיכרון מהיר יותר. בפרט, כשמשתמשים בזכרון מטמון (cache), זה מאד יעיל שכל המבנה נטען בבת-אחת לאותו בלוק בזיכרון.</text:p>
        </text:list-item>
      </text:list>
      <text:p text:style-name="P9"><text:span text:style-name="T1">שפת ++C</text:span><text:span text:style-name="T4"> </text:span><text:span text:style-name="T7">משלבת את היתרונות של שתי השפות:</text:span></text:p>
      <text:list xml:id="list4049054523" text:style-name="L2">
        <text:list-item>
          <text:p text:style-name="P33">יש בה struct כמו ב-C, אבל אפשר לשים בו גם שיטות.</text:p>
        </text:list-item>
        <text:list-item>
          <text:p text:style-name="P34"><text:span text:style-name="T6">יש בה class כמו ב-Java, אבל המשתנים נשמרים ברצף בזיכרון ולא ע"י פוינטרים</text:span><text:span text:style-name="T9"> (נראה בהמשך).</text:span></text:p>
        </text:list-item>
      </text:list>
      <text:p text:style-name="P5"><text:span text:style-name="T6">למעשה, ב-++C, ההבדל היחיד בין struct לבין class הוא בהרשאות הגישה: בראשון, כברירת מחדל, הרשאת הגישה היא public; בשני, כברירת מחדל, הרשאת הגישה היא private. <text:s/>מכאן שההגדרות הבאות שקולות לחלוטין</text:span><text:span text:style-name="T8"> (ראו דוגמה בתיקיה 1)</text:span><text:span text:style-name="T6">:</text:span></text:p>
      <text:p text:style-name="P14">struct X {</text:p>
      <text:p text:style-name="P14"><text:s text:c="4"/>private:</text:p>
      <text:p text:style-name="P14"><text:s text:c="10"/>...</text:p>
      <text:p text:style-name="P14">}</text:p>
      <text:p text:style-name="P16">===</text:p>
      <text:p text:style-name="P14">class X {</text:p>
      <text:p text:style-name="P14"><text:s text:c="10"/>...</text:p>
      <text:p text:style-name="P14">}</text:p>
      <text:p text:style-name="P30">וכן ההגדרות הבאות שקולות לחלוטין:</text:p>
      <text:p text:style-name="P15">struct X {</text:p>
      <text:p text:style-name="P15"><text:s text:c="10"/>...</text:p>
      <text:p text:style-name="P15">}</text:p>
      <text:p text:style-name="P17">===</text:p>
      <text:p text:style-name="P15">class X {</text:p>
      <text:p text:style-name="P15"><text:tab/>public:</text:p>
      <text:p text:style-name="P15"><text:s text:c="10"/>...</text:p>
      <text:p text:style-name="P15">}</text:p>
      <text:p text:style-name="P11"><text:span text:style-name="T21">דרכים ל</text:span>מימוש שיטות</text:p>
      <text:p text:style-name="P10">יש שתי <text:span text:style-name="T19">דרכים לממש שיטות של מחלקות ב-++C.</text:span></text:p>
      <text:list xml:id="list1934625329" text:style-name="L3">
        <text:list-item>
          <text:p text:style-name="P35">דרך אחת היא לממש אותן ישירות בתוך המחלקה (בדומה לJava). זה נקרא מימוש inline ודומה לפונקציות inline שראינו בשיעור הקודם, רק שכאן לא צריך לכתוב את המילה inline.</text:p>
        </text:list-item>
        <text:list-item>
          <text:p text:style-name="P36">דרך <text:span text:style-name="T20">שניה </text:span>היא <text:span text:style-name="T20">לשים </text:span>בתוך <text:span text:style-name="T20">המחלקה רק </text:span><text:span text:style-name="T5">הצהרה </text:span><text:span text:style-name="T20">של השיטה, בלי גוף. את המימוש עצמו שמים מחוץ למחלקה (באותו קובץ או בקובץ אחר). ראו דוגמה בתיקיה 2.</text:span></text:p>
        </text:list-item>
      </text:list>
      <text:p text:style-name="P6"/>
      <text:p text:style-name="P25"><text:span text:style-name="T6">המצביע </text:span><text:span text:style-name="T13">t</text:span><text:span text:style-name="T6">his</text:span></text:p>
      <text:p text:style-name="P18">במימוש של שיטה, המילה השמורה this מכילה מצביע לעצם הנוכחי. ניתן להשתמש בה כמו שמשתמשים במצביעים, למשל:</text:p>
      <text:p text:style-name="P13">Point::Point(int x, int y) {</text:p>
      <text:p text:style-name="P28"><text:span text:style-name="T18"><text:tab/></text:span><text:span text:style-name="T17">this-&gt;x = x;</text:span></text:p>
      <text:p text:style-name="P28"><text:span text:style-name="T18"><text:tab/></text:span><text:span text:style-name="T17">this-&gt;y = y;</text:span></text:p>
      <text:p text:style-name="P29">}</text:p>
      <text:p text:style-name="P19">(זה דומה לג'אבה פרט לכך שמשתמשים בחץ במקום בנקודה).</text:p>
      <text:p text:style-name="P26"/>
      <text:p text:style-name="P27"/>
      <text:p text:style-name="P27">שדות סטטיים</text:p>
      <text:p text:style-name="P22"><text:span text:style-name="T6">ניתן להגדיר שדות ושיטות סטטיים (שייכים לכל המחלקה ולא לעצם מסויים) בעזרת המילה השמורה static. כדי לגשת אליהם מבחוץ, מקדימים להם את שם המחלקה ופעמיים נקודתיים, למשל Point::MAXX.</text:span><text:span text:style-name="T11"> <text:s text:c="3"/></text:span><text:span text:style-name="T12">אם מגדירים שדה סטטי שהוא גם קבוע (const), ניתן לאתחל אותו בהגדרת המחלקה; אחרת, יש לאתחל אותו מבחוץ (ראו דוגמה בתיקיה </text:span><text:span text:style-name="T14">3</text:span><text:span text:style-name="T12">).</text:span></text:p>
      <text:p text:style-name="P20"/>
      <text:p text:style-name="P12">קבצי כותרת למחלקות</text:p>
      <text:p text:style-name="P7">מקובל (אם כי לא חובה) להגדיר כל מחלקה בשני קבצים (ראו דוגמה בתיקיה <text:span text:style-name="T22">4</text:span>):</text:p>
      <text:list xml:id="list174429886" text:style-name="L4">
        <text:list-item>
          <text:p text:style-name="P37">קובץ הכותרת - בדרך-כלל עם סיומת hpp או h - כולל את הגדרת המחלקה, השדות והשיטות שלה - אבל בלי מימוש השיטות.</text:p>
        </text:list-item>
        <text:list-item>
          <text:p text:style-name="P37">קובץ התוכן - בדרך-כלל עם סיומת cpp - כולל את המימוש של השיטות.</text:p>
        </text:list-item>
      </text:list>
      <text:p text:style-name="P23"><text:span text:style-name="T6">עקרונית, ניתן לממש את כל השיטות בקובץ הכותרת (כמו בג'אבה), אבל זה לא כדאי. מדוע?</text:span><text:span text:style-name="T10"> כמה סיבות:</text:span></text:p>
      <text:list xml:id="list1203815841" text:style-name="L5">
        <text:list-item>
          <text:p text:style-name="P39">הנדסת תוכנה. אם ניתן את המחלקה שלנו למישהו אחר, הוא ירצה לראות איזה שיטות יש בה, אבל לא יעניין אותו לדעת איך בדיוק מימשנו אותן. לכן הוא יסתכל בקובץ הכותרת, ועדיף שהקובץ הזה יהיה קטן ופשוט ככל האפשר.</text:p>
        </text:list-item>
        <text:list-item>
          <text:p text:style-name="P39">זמן קומפילציה. במערכות תוכנה מורכבות, קומפילציה לוקחת הרבה זמן. בכל פעם שמשנים קובץ, צריך לקמפל מחדש את כל הקבצים שתלויים בו. כששמים את המימוש בקובץ נפרד, שינוי במימוש לא דורש קימפול מחדש של קוד שמשתמש בקובץ הכותרת. כדוגמה ראו את ה-Makefile בתיקיה <text:span text:style-name="T22">4</text:span>.</text:p>
        </text:list-item>
      </text:list>
      <text:p text:style-name="P21">השימוש בקבצי-כותרת פותר את הבעיה באופן חלקי בלבד. מדוע? כי המשתנים הפרטיים - שהם חלק מהמימוש - עדיין נמצאים בקובץ הכותרת. המשתמשים של המחלקה שלנו רואים אותם, ואם נשנה אותם נצטרך לבנות את כל הפרוייקט מחדש. יש לזה פתרונות - נראה בהמשך.</text:p>
      <text:p text:style-name="P24"/>
      <text:p text:style-name="Heading_20_2">מקורות</text:p>
      <text:list xml:id="list887906771" text:style-name="L6">
        <text:list-item>
          <text:p text:style-name="P38">מצגות של<text:span text:style-name="T15"> </text:span>אופיר פלא ומירי בן-ניסן.</text:p>
        </text:list-item>
      </text:list>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3-05T09:49:46.327518565</dc:date>
    <meta:editing-duration>P8DT10H9M56S</meta:editing-duration>
    <meta:editing-cycles>903</meta:editing-cycles>
    <meta:document-statistic meta:table-count="0" meta:image-count="0" meta:object-count="0" meta:page-count="1" meta:paragraph-count="53" meta:word-count="669" meta:character-count="3663" meta:non-whitespace-character-count="3003"/>
  </office:meta>
</office:document-meta>
</file>